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be0" officeooo:paragraph-rsid="00037be0"/>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37be0" officeooo:paragraph-rsid="00037be0"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37be0" officeooo:paragraph-rsid="00037be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37be0" officeooo:paragraph-rsid="00037be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oine Viton G7</text:p>
      <text:p text:style-name="P1">Khris Loichet G8</text:p>
      <text:p text:style-name="P1"/>
      <text:p text:style-name="P2">Contexte de notre Jeu</text:p>
      <text:p text:style-name="P2"/>
      <text:p text:style-name="P4">Notre jeu est un petit jeu vidéo de plate-formes, nous sommes inspirés de la série des Mario pour ce qui est de l’ambiance et du décore. Le but est de rejoindre l’arrivée de chaque niveau qui est située en haut à gauche de la fenêtre, elle est représentée par un drapeau à dami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16:47:47.627704708</meta:creation-date>
    <dc:date>2022-01-20T16:53:47.370690118</dc:date>
    <meta:editing-duration>PT6M1S</meta:editing-duration>
    <meta:editing-cycles>1</meta:editing-cycles>
    <meta:document-statistic meta:table-count="0" meta:image-count="0" meta:object-count="0" meta:page-count="1" meta:paragraph-count="4" meta:word-count="63" meta:character-count="333" meta:non-whitespace-character-count="274"/>
    <meta:generator>LibreOffice/6.1.5.2$Linux_X86_64 LibreOffice_project/10$Build-2</meta:generator>
  </office:meta>
</office:document-meta>
</file>